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10" style:family="table-column">
      <style:table-column-properties fo:break-before="auto" style:column-width="2.381cm"/>
    </style:style>
    <style:style style:name="co4" style:family="table-column">
      <style:table-column-properties fo:break-before="auto" style:column-width="4.392cm"/>
    </style:style>
    <style:style style:name="co5" style:family="table-column">
      <style:table-column-properties fo:break-before="auto" style:column-width="4.154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4.551cm"/>
    </style:style>
    <style:style style:name="co8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4.048cm"/>
    </style:style>
    <style:style style:name="co13" style:family="table-column">
      <style:table-column-properties fo:break-before="auto" style:column-width="3.572cm"/>
    </style:style>
    <style:style style:name="co14" style:family="table-column">
      <style:table-column-properties fo:break-before="auto" style:column-width="2.249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3"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default-cell-style-name="ce2"/>
        <table:table-column table:style-name="co13" table:default-cell-style-name="ce2"/>
        <table:table-column table:style-name="co14" table:number-columns-repeated="1016" table:default-cell-style-name="ce2"/>
        <table:table-column table:style-name="co10" table:default-cell-style-name="ce2"/>
        <table:table-row table:style-name="ro1">
          <table:table-cell table:style-name="ce2"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quipo</text:p>
          </table:table-cell>
          <table:table-cell table:style-name="ce3" office:value-type="string" calcext:value-type="string">
            <text:p>Nombre</text:p>
          </table:table-cell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Álvaro Fuentemilla Martínez(69967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ictor Delgado Alejandre(699701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David Márquez Calavia (70094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Alberto Gómez Climente (698683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Beatriz Martinez Andelo(Bea9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Óscar León Barbed Pérez (LeonBP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Fernando del Molino Bello(702086, ferdelmo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íctor Labrador Ortiga (70165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Iván Esteban Gallego (679847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ol Shaw</text:p>
          </table:table-cell>
          <table:table-cell office:value-type="string" calcext:value-type="string">
            <text:p>Dariel Figueredo Piñero (568659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arol Shaw</text:p>
          </table:table-cell>
          <table:table-cell office:value-type="string" calcext:value-type="string">
            <text:p>Alfonso Delgado Vellosillo(679745)</text:p>
          </table:table-cell>
          <table:table-cell table:number-columns-repeated="1022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1" table:default-cell-style-name="ce2"/>
        <table:table-column table:style-name="co9" table:number-columns-repeated="1022" table:default-cell-style-name="ce2"/>
        <table:table-column table:style-name="co10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1" table:default-cell-style-name="ce2"/>
        <table:table-column table:style-name="co9" table:number-columns-repeated="1022" table:default-cell-style-name="ce2"/>
        <table:table-column table:style-name="co10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Windows_x86 LibreOffice_project/3fd416d4c6db7d3204c17ce57a1d70f6e531ee21</meta:generator>
    <meta:initial-creator>Victor</meta:initial-creator>
    <meta:creation-date>2017-03-02T13:10:56Z</meta:creation-date>
    <dc:date>2017-03-15T13:45:21.361000000</dc:date>
    <meta:editing-cycles>13</meta:editing-cycles>
    <meta:editing-duration>PT5M56S</meta:editing-duration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